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Default" style:data-style-name="N4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4">
      <style:table-cell-properties fo:border-bottom="2.01pt solid #000000" fo:border-left="0.99pt solid #000000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4"/>
    <style:style style:name="ce19" style:family="table-cell" style:parent-style-name="Pivot_20_Table_20_Value" style:data-style-name="N4">
      <style:table-cell-properties fo:border-bottom="2.01pt solid #000000" fo:border-left="none" fo:border-right="none" fo:border-top="none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4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5" style:family="table-cell" style:parent-style-name="Pivot_20_Table_20_Value" style:data-style-name="N4">
      <style:table-cell-properties fo:border-bottom="2.01pt solid #000000" fo:border-left="none" fo:border-right="2.01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pc</text:p>
          </table:table-cell>
          <table:table-cell table:style-name="ce1" office:value-type="string" calcext:value-type="string">
            <text:p>avp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cpa</text:p>
          </table:table-cell>
          <table:table-cell table:style-name="ce1" office:value-type="string" calcext:value-type="string">
            <text:p>c1%</text:p>
          </table:table-cell>
          <table:table-cell table:style-name="ce1" office:value-type="string" calcext:value-type="string">
            <text:p>arpc</text:p>
          </table:table-cell>
          <table:table-cell table:style-name="ce1" office:value-type="string" calcext:value-type="string">
            <text:p>arpu</text:p>
          </table:table-cell>
          <table:table-cell table:style-name="ce26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ekb <text:s text:c="6"/></text:p>
          </table:table-cell>
          <table:table-cell office:value-type="float" office:value="2.54716981132075" calcext:value-type="float">
            <text:p>2.55</text:p>
          </table:table-cell>
          <table:table-cell office:value-type="float" office:value="905.314814814815" calcext:value-type="float">
            <text:p>905.31</text:p>
          </table:table-cell>
          <table:table-cell office:value-type="float" office:value="152" calcext:value-type="float">
            <text:p>152.00</text:p>
          </table:table-cell>
          <table:table-cell office:value-type="float" office:value="346.230263157895" calcext:value-type="float">
            <text:p>346.23</text:p>
          </table:table-cell>
          <table:table-cell office:value-type="float" office:value="69.7368421052632" calcext:value-type="float">
            <text:p>69.74</text:p>
          </table:table-cell>
          <table:table-cell table:style-name="ce8" office:value-type="float" office:value="2305.99056603774" calcext:value-type="float">
            <text:p>2,305.99</text:p>
          </table:table-cell>
          <table:table-cell table:style-name="ce8" office:value-type="float" office:value="1608.125" calcext:value-type="float">
            <text:p>1,608.13</text:p>
          </table:table-cell>
          <table:table-cell table:style-name="ce8" office:value-type="float" office:value="464.46690862105" calcext:value-type="float">
            <text:p>464.47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59375" calcext:value-type="float">
            <text:p>2.59</text:p>
          </table:table-cell>
          <table:table-cell office:value-type="float" office:value="1270.53012048193" calcext:value-type="float">
            <text:p>1,270.53</text:p>
          </table:table-cell>
          <table:table-cell office:value-type="float" office:value="142" calcext:value-type="float">
            <text:p>142.00</text:p>
          </table:table-cell>
          <table:table-cell office:value-type="float" office:value="352.154929577465" calcext:value-type="float">
            <text:p>352.15</text:p>
          </table:table-cell>
          <table:table-cell office:value-type="float" office:value="67.6056338028169" calcext:value-type="float">
            <text:p>67.61</text:p>
          </table:table-cell>
          <table:table-cell table:style-name="ce8" office:value-type="float" office:value="3295.4375" calcext:value-type="float">
            <text:p>3,295.44</text:p>
          </table:table-cell>
          <table:table-cell table:style-name="ce8" office:value-type="float" office:value="2227.9014084507" calcext:value-type="float">
            <text:p>2,227.90</text:p>
          </table:table-cell>
          <table:table-cell table:style-name="ce8" office:value-type="float" office:value="632.648082230132" calcext:value-type="float">
            <text:p>632.65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orel <text:s text:c="5"/></text:p>
          </table:table-cell>
          <table:table-cell office:value-type="float" office:value="1.96296296296296" calcext:value-type="float">
            <text:p>1.96</text:p>
          </table:table-cell>
          <table:table-cell office:value-type="float" office:value="653.424528301887" calcext:value-type="float">
            <text:p>653.42</text:p>
          </table:table-cell>
          <table:table-cell office:value-type="float" office:value="157" calcext:value-type="float">
            <text:p>157.00</text:p>
          </table:table-cell>
          <table:table-cell office:value-type="float" office:value="351.407643312102" calcext:value-type="float">
            <text:p>351.41</text:p>
          </table:table-cell>
          <table:table-cell office:value-type="float" office:value="68.7898089171974" calcext:value-type="float">
            <text:p>68.79</text:p>
          </table:table-cell>
          <table:table-cell table:style-name="ce8" office:value-type="float" office:value="1282.64814814815" calcext:value-type="float">
            <text:p>1,282.65</text:p>
          </table:table-cell>
          <table:table-cell table:style-name="ce8" office:value-type="float" office:value="882.331210191083" calcext:value-type="float">
            <text:p>882.33</text:p>
          </table:table-cell>
          <table:table-cell table:style-name="ce8" office:value-type="float" office:value="251.084809048232" calcext:value-type="float">
            <text:p>251.08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spb <text:s text:c="6"/></text:p>
          </table:table-cell>
          <table:table-cell office:value-type="float" office:value="2.62857142857143" calcext:value-type="float">
            <text:p>2.63</text:p>
          </table:table-cell>
          <table:table-cell office:value-type="float" office:value="1124.30797101449" calcext:value-type="float">
            <text:p>1,124.31</text:p>
          </table:table-cell>
          <table:table-cell office:value-type="float" office:value="161" calcext:value-type="float">
            <text:p>161.00</text:p>
          </table:table-cell>
          <table:table-cell office:value-type="float" office:value="354.453416149068" calcext:value-type="float">
            <text:p>354.45</text:p>
          </table:table-cell>
          <table:table-cell office:value-type="float" office:value="65.2173913043478" calcext:value-type="float">
            <text:p>65.22</text:p>
          </table:table-cell>
          <table:table-cell table:style-name="ce8" office:value-type="float" office:value="2955.32380952381" calcext:value-type="float">
            <text:p>2,955.32</text:p>
          </table:table-cell>
          <table:table-cell table:style-name="ce8" office:value-type="float" office:value="1927.3850931677" calcext:value-type="float">
            <text:p>1,927.39</text:p>
          </table:table-cell>
          <table:table-cell table:style-name="ce8" office:value-type="float" office:value="543.762594844656" calcext:value-type="float">
            <text:p>543.76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ladimir <text:s/></text:p>
          </table:table-cell>
          <table:table-cell office:value-type="float" office:value="2.3448275862069" calcext:value-type="float">
            <text:p>2.34</text:p>
          </table:table-cell>
          <table:table-cell office:value-type="float" office:value="736.916666666667" calcext:value-type="float">
            <text:p>736.92</text:p>
          </table:table-cell>
          <table:table-cell office:value-type="float" office:value="128" calcext:value-type="float">
            <text:p>128.00</text:p>
          </table:table-cell>
          <table:table-cell office:value-type="float" office:value="356.125" calcext:value-type="float">
            <text:p>356.13</text:p>
          </table:table-cell>
          <table:table-cell office:value-type="float" office:value="67.96875" calcext:value-type="float">
            <text:p>67.97</text:p>
          </table:table-cell>
          <table:table-cell table:style-name="ce8" office:value-type="float" office:value="1727.94252873563" calcext:value-type="float">
            <text:p>1,727.94</text:p>
          </table:table-cell>
          <table:table-cell table:style-name="ce8" office:value-type="float" office:value="1174.4609375" calcext:value-type="float">
            <text:p>1,174.46</text:p>
          </table:table-cell>
          <table:table-cell table:style-name="ce8" office:value-type="float" office:value="329.788961038961" calcext:value-type="float">
            <text:p>329.79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olgograd </text:p>
          </table:table-cell>
          <table:table-cell office:value-type="float" office:value="2.5045871559633" calcext:value-type="float">
            <text:p>2.50</text:p>
          </table:table-cell>
          <table:table-cell office:value-type="float" office:value="879.901098901099" calcext:value-type="float">
            <text:p>879.90</text:p>
          </table:table-cell>
          <table:table-cell office:value-type="float" office:value="160" calcext:value-type="float">
            <text:p>160.00</text:p>
          </table:table-cell>
          <table:table-cell office:value-type="float" office:value="338.80625" calcext:value-type="float">
            <text:p>338.81</text:p>
          </table:table-cell>
          <table:table-cell office:value-type="float" office:value="68.125" calcext:value-type="float">
            <text:p>68.13</text:p>
          </table:table-cell>
          <table:table-cell table:style-name="ce8" office:value-type="float" office:value="2203.78899082569" calcext:value-type="float">
            <text:p>2,203.79</text:p>
          </table:table-cell>
          <table:table-cell table:style-name="ce8" office:value-type="float" office:value="1501.33125" calcext:value-type="float">
            <text:p>1,501.33</text:p>
          </table:table-cell>
          <table:table-cell table:style-name="ce8" office:value-type="float" office:value="443.123835525466" calcext:value-type="float">
            <text:p>443.12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490196078431" calcext:value-type="float">
            <text:p>2.25</text:p>
          </table:table-cell>
          <table:table-cell office:value-type="float" office:value="862.017391304348" calcext:value-type="float">
            <text:p>862.02</text:p>
          </table:table-cell>
          <table:table-cell office:value-type="float" office:value="140" calcext:value-type="float">
            <text:p>140.00</text:p>
          </table:table-cell>
          <table:table-cell office:value-type="float" office:value="361.65" calcext:value-type="float">
            <text:p>361.65</text:p>
          </table:table-cell>
          <table:table-cell office:value-type="float" office:value="72.8571428571429" calcext:value-type="float">
            <text:p>72.86</text:p>
          </table:table-cell>
          <table:table-cell table:style-name="ce8" office:value-type="float" office:value="1943.76470588235" calcext:value-type="float">
            <text:p>1,943.76</text:p>
          </table:table-cell>
          <table:table-cell table:style-name="ce8" office:value-type="float" office:value="1416.17142857143" calcext:value-type="float">
            <text:p>1,416.17</text:p>
          </table:table-cell>
          <table:table-cell table:style-name="ce8" office:value-type="float" office:value="391.586182378385" calcext:value-type="float">
            <text:p>391.59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13253012048193" calcext:value-type="float">
            <text:p>2.13</text:p>
          </table:table-cell>
          <table:table-cell office:value-type="float" office:value="1122.91525423729" calcext:value-type="float">
            <text:p>1,122.92</text:p>
          </table:table-cell>
          <table:table-cell office:value-type="float" office:value="126" calcext:value-type="float">
            <text:p>126.00</text:p>
          </table:table-cell>
          <table:table-cell office:value-type="float" office:value="359.269841269841" calcext:value-type="float">
            <text:p>359.27</text:p>
          </table:table-cell>
          <table:table-cell office:value-type="float" office:value="65.8730158730159" calcext:value-type="float">
            <text:p>65.87</text:p>
          </table:table-cell>
          <table:table-cell table:style-name="ce8" office:value-type="float" office:value="2394.65060240964" calcext:value-type="float">
            <text:p>2,394.65</text:p>
          </table:table-cell>
          <table:table-cell table:style-name="ce8" office:value-type="float" office:value="1577.42857142857" calcext:value-type="float">
            <text:p>1,577.43</text:p>
          </table:table-cell>
          <table:table-cell table:style-name="ce8" office:value-type="float" office:value="439.065123265883" calcext:value-type="float">
            <text:p>439.07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3958333333333" calcext:value-type="float">
            <text:p>2.24</text:p>
          </table:table-cell>
          <table:table-cell office:value-type="float" office:value="599.655813953488" calcext:value-type="float">
            <text:p>599.66</text:p>
          </table:table-cell>
          <table:table-cell office:value-type="float" office:value="152" calcext:value-type="float">
            <text:p>152.00</text:p>
          </table:table-cell>
          <table:table-cell office:value-type="float" office:value="346.572368421053" calcext:value-type="float">
            <text:p>346.57</text:p>
          </table:table-cell>
          <table:table-cell office:value-type="float" office:value="63.1578947368421" calcext:value-type="float">
            <text:p>63.16</text:p>
          </table:table-cell>
          <table:table-cell table:style-name="ce8" office:value-type="float" office:value="1342.97916666667" calcext:value-type="float">
            <text:p>1,342.98</text:p>
          </table:table-cell>
          <table:table-cell table:style-name="ce8" office:value-type="float" office:value="848.197368421053" calcext:value-type="float">
            <text:p>848.20</text:p>
          </table:table-cell>
          <table:table-cell table:style-name="ce8" office:value-type="float" office:value="244.738890259876" calcext:value-type="float">
            <text:p>244.7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47572815533981" calcext:value-type="float">
            <text:p>2.48</text:p>
          </table:table-cell>
          <table:table-cell office:value-type="float" office:value="1053.00392156863" calcext:value-type="float">
            <text:p>1,053.00</text:p>
          </table:table-cell>
          <table:table-cell office:value-type="float" office:value="142" calcext:value-type="float">
            <text:p>142.00</text:p>
          </table:table-cell>
          <table:table-cell office:value-type="float" office:value="356.894366197183" calcext:value-type="float">
            <text:p>356.89</text:p>
          </table:table-cell>
          <table:table-cell office:value-type="float" office:value="72.5352112676056" calcext:value-type="float">
            <text:p>72.54</text:p>
          </table:table-cell>
          <table:table-cell table:style-name="ce8" office:value-type="float" office:value="2606.95145631068" calcext:value-type="float">
            <text:p>2,606.95</text:p>
          </table:table-cell>
          <table:table-cell table:style-name="ce8" office:value-type="float" office:value="1890.95774647887" calcext:value-type="float">
            <text:p>1,890.96</text:p>
          </table:table-cell>
          <table:table-cell table:style-name="ce8" office:value-type="float" office:value="529.836816038201" calcext:value-type="float">
            <text:p>529.8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ladimir <text:s/></text:p>
          </table:table-cell>
          <table:table-cell office:value-type="float" office:value="2.51282051282051" calcext:value-type="float">
            <text:p>2.51</text:p>
          </table:table-cell>
          <table:table-cell office:value-type="float" office:value="735.061224489796" calcext:value-type="float">
            <text:p>735.06</text:p>
          </table:table-cell>
          <table:table-cell office:value-type="float" office:value="130" calcext:value-type="float">
            <text:p>130.00</text:p>
          </table:table-cell>
          <table:table-cell office:value-type="float" office:value="360.592307692308" calcext:value-type="float">
            <text:p>360.59</text:p>
          </table:table-cell>
          <table:table-cell office:value-type="float" office:value="60" calcext:value-type="float">
            <text:p>60.00</text:p>
          </table:table-cell>
          <table:table-cell table:style-name="ce8" office:value-type="float" office:value="1847.07692307692" calcext:value-type="float">
            <text:p>1,847.08</text:p>
          </table:table-cell>
          <table:table-cell table:style-name="ce8" office:value-type="float" office:value="1108.24615384615" calcext:value-type="float">
            <text:p>1,108.25</text:p>
          </table:table-cell>
          <table:table-cell table:style-name="ce8" office:value-type="float" office:value="307.340486805896" calcext:value-type="float">
            <text:p>307.3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olgograd </text:p>
          </table:table-cell>
          <table:table-cell office:value-type="float" office:value="2.33898305084746" calcext:value-type="float">
            <text:p>2.34</text:p>
          </table:table-cell>
          <table:table-cell office:value-type="float" office:value="786.065217391304" calcext:value-type="float">
            <text:p>786.07</text:p>
          </table:table-cell>
          <table:table-cell office:value-type="float" office:value="157" calcext:value-type="float">
            <text:p>157.00</text:p>
          </table:table-cell>
          <table:table-cell office:value-type="float" office:value="340.095541401274" calcext:value-type="float">
            <text:p>340.10</text:p>
          </table:table-cell>
          <table:table-cell office:value-type="float" office:value="75.1592356687898" calcext:value-type="float">
            <text:p>75.16</text:p>
          </table:table-cell>
          <table:table-cell table:style-name="ce8" office:value-type="float" office:value="1838.59322033898" calcext:value-type="float">
            <text:p>1,838.59</text:p>
          </table:table-cell>
          <table:table-cell table:style-name="ce8" office:value-type="float" office:value="1381.87261146497" calcext:value-type="float">
            <text:p>1,381.87</text:p>
          </table:table-cell>
          <table:table-cell table:style-name="ce8" office:value-type="float" office:value="406.318943721322" calcext:value-type="float">
            <text:p>406.32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531914893617" calcext:value-type="float">
            <text:p>2.26</text:p>
          </table:table-cell>
          <table:table-cell office:value-type="float" office:value="1102.66981132075" calcext:value-type="float">
            <text:p>1,102.67</text:p>
          </table:table-cell>
          <table:table-cell office:value-type="float" office:value="139" calcext:value-type="float">
            <text:p>139.00</text:p>
          </table:table-cell>
          <table:table-cell office:value-type="float" office:value="364.374100719424" calcext:value-type="float">
            <text:p>364.37</text:p>
          </table:table-cell>
          <table:table-cell office:value-type="float" office:value="67.6258992805755" calcext:value-type="float">
            <text:p>67.63</text:p>
          </table:table-cell>
          <table:table-cell table:style-name="ce8" office:value-type="float" office:value="2486.87234042553" calcext:value-type="float">
            <text:p>2,486.87</text:p>
          </table:table-cell>
          <table:table-cell table:style-name="ce8" office:value-type="float" office:value="1681.76978417266" calcext:value-type="float">
            <text:p>1,681.77</text:p>
          </table:table-cell>
          <table:table-cell table:style-name="ce8" office:value-type="float" office:value="461.550308008214" calcext:value-type="float">
            <text:p>461.55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9059829059829" calcext:value-type="float">
            <text:p>2.29</text:p>
          </table:table-cell>
          <table:table-cell office:value-type="float" office:value="1314.22388059701" calcext:value-type="float">
            <text:p>1,314.22</text:p>
          </table:table-cell>
          <table:table-cell office:value-type="float" office:value="165" calcext:value-type="float">
            <text:p>165.00</text:p>
          </table:table-cell>
          <table:table-cell office:value-type="float" office:value="360.333333333333" calcext:value-type="float">
            <text:p>360.33</text:p>
          </table:table-cell>
          <table:table-cell office:value-type="float" office:value="70.9090909090909" calcext:value-type="float">
            <text:p>70.91</text:p>
          </table:table-cell>
          <table:table-cell table:style-name="ce8" office:value-type="float" office:value="3010.35897435897" calcext:value-type="float">
            <text:p>3,010.36</text:p>
          </table:table-cell>
          <table:table-cell table:style-name="ce8" office:value-type="float" office:value="2134.61818181818" calcext:value-type="float">
            <text:p>2,134.62</text:p>
          </table:table-cell>
          <table:table-cell table:style-name="ce8" office:value-type="float" office:value="592.40097552771" calcext:value-type="float">
            <text:p>592.40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65486725663717" calcext:value-type="float">
            <text:p>2.65</text:p>
          </table:table-cell>
          <table:table-cell office:value-type="float" office:value="708.46" calcext:value-type="float">
            <text:p>708.46</text:p>
          </table:table-cell>
          <table:table-cell office:value-type="float" office:value="166" calcext:value-type="float">
            <text:p>166.00</text:p>
          </table:table-cell>
          <table:table-cell office:value-type="float" office:value="325.072289156626" calcext:value-type="float">
            <text:p>325.07</text:p>
          </table:table-cell>
          <table:table-cell office:value-type="float" office:value="68.0722891566265" calcext:value-type="float">
            <text:p>68.07</text:p>
          </table:table-cell>
          <table:table-cell table:style-name="ce8" office:value-type="float" office:value="1880.86725663717" calcext:value-type="float">
            <text:p>1,880.87</text:p>
          </table:table-cell>
          <table:table-cell table:style-name="ce8" office:value-type="float" office:value="1280.34939759036" calcext:value-type="float">
            <text:p>1,280.35</text:p>
          </table:table-cell>
          <table:table-cell table:style-name="ce8" office:value-type="float" office:value="393.866053889774" calcext:value-type="float">
            <text:p>393.87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28828828828829" calcext:value-type="float">
            <text:p>2.29</text:p>
          </table:table-cell>
          <table:table-cell office:value-type="float" office:value="1219.07480314961" calcext:value-type="float">
            <text:p>1,219.07</text:p>
          </table:table-cell>
          <table:table-cell office:value-type="float" office:value="174" calcext:value-type="float">
            <text:p>174.00</text:p>
          </table:table-cell>
          <table:table-cell office:value-type="float" office:value="340.511494252874" calcext:value-type="float">
            <text:p>340.51</text:p>
          </table:table-cell>
          <table:table-cell office:value-type="float" office:value="63.7931034482759" calcext:value-type="float">
            <text:p>63.79</text:p>
          </table:table-cell>
          <table:table-cell table:style-name="ce8" office:value-type="float" office:value="2789.5945945946" calcext:value-type="float">
            <text:p>2,789.59</text:p>
          </table:table-cell>
          <table:table-cell table:style-name="ce8" office:value-type="float" office:value="1779.56896551724" calcext:value-type="float">
            <text:p>1,779.57</text:p>
          </table:table-cell>
          <table:table-cell table:style-name="ce8" office:value-type="float" office:value="522.616415466928" calcext:value-type="float">
            <text:p>522.62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9449541284404" calcext:value-type="float">
            <text:p>2.39</text:p>
          </table:table-cell>
          <table:table-cell office:value-type="float" office:value="844.590038314176" calcext:value-type="float">
            <text:p>844.59</text:p>
          </table:table-cell>
          <table:table-cell office:value-type="float" office:value="143" calcext:value-type="float">
            <text:p>143.00</text:p>
          </table:table-cell>
          <table:table-cell office:value-type="float" office:value="343.055944055944" calcext:value-type="float">
            <text:p>343.06</text:p>
          </table:table-cell>
          <table:table-cell office:value-type="float" office:value="76.2237762237762" calcext:value-type="float">
            <text:p>76.22</text:p>
          </table:table-cell>
          <table:table-cell table:style-name="ce8" office:value-type="float" office:value="2022.36697247706" calcext:value-type="float">
            <text:p>2,022.37</text:p>
          </table:table-cell>
          <table:table-cell table:style-name="ce8" office:value-type="float" office:value="1541.52447552448" calcext:value-type="float">
            <text:p>1,541.52</text:p>
          </table:table-cell>
          <table:table-cell table:style-name="ce8" office:value-type="float" office:value="449.3507552439" calcext:value-type="float">
            <text:p>449.35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1900826446281" calcext:value-type="float">
            <text:p>2.19</text:p>
          </table:table-cell>
          <table:table-cell office:value-type="float" office:value="896.279245283019" calcext:value-type="float">
            <text:p>896.28</text:p>
          </table:table-cell>
          <table:table-cell office:value-type="float" office:value="165" calcext:value-type="float">
            <text:p>165.00</text:p>
          </table:table-cell>
          <table:table-cell office:value-type="float" office:value="346.521212121212" calcext:value-type="float">
            <text:p>346.52</text:p>
          </table:table-cell>
          <table:table-cell office:value-type="float" office:value="73.3333333333333" calcext:value-type="float">
            <text:p>73.33</text:p>
          </table:table-cell>
          <table:table-cell table:style-name="ce8" office:value-type="float" office:value="1962.92561983471" calcext:value-type="float">
            <text:p>1,962.93</text:p>
          </table:table-cell>
          <table:table-cell table:style-name="ce8" office:value-type="float" office:value="1439.47878787879" calcext:value-type="float">
            <text:p>1,439.48</text:p>
          </table:table-cell>
          <table:table-cell table:style-name="ce8" office:value-type="float" office:value="415.408563033441" calcext:value-type="float">
            <text:p>415.41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49367088607595" calcext:value-type="float">
            <text:p>2.49</text:p>
          </table:table-cell>
          <table:table-cell office:value-type="float" office:value="654.294416243655" calcext:value-type="float">
            <text:p>654.29</text:p>
          </table:table-cell>
          <table:table-cell office:value-type="float" office:value="131" calcext:value-type="float">
            <text:p>131.00</text:p>
          </table:table-cell>
          <table:table-cell office:value-type="float" office:value="348.87786259542" calcext:value-type="float">
            <text:p>348.88</text:p>
          </table:table-cell>
          <table:table-cell office:value-type="float" office:value="60.3053435114504" calcext:value-type="float">
            <text:p>60.31</text:p>
          </table:table-cell>
          <table:table-cell table:style-name="ce8" office:value-type="float" office:value="1631.59493670886" calcext:value-type="float">
            <text:p>1,631.59</text:p>
          </table:table-cell>
          <table:table-cell table:style-name="ce8" office:value-type="float" office:value="983.93893129771" calcext:value-type="float">
            <text:p>983.94</text:p>
          </table:table-cell>
          <table:table-cell table:style-name="ce8" office:value-type="float" office:value="282.029626063935" calcext:value-type="float">
            <text:p>282.03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1100917431193" calcext:value-type="float">
            <text:p>2.21</text:p>
          </table:table-cell>
          <table:table-cell office:value-type="float" office:value="917.236514522822" calcext:value-type="float">
            <text:p>917.24</text:p>
          </table:table-cell>
          <table:table-cell office:value-type="float" office:value="163" calcext:value-type="float">
            <text:p>163.00</text:p>
          </table:table-cell>
          <table:table-cell office:value-type="float" office:value="339.944785276074" calcext:value-type="float">
            <text:p>339.94</text:p>
          </table:table-cell>
          <table:table-cell office:value-type="float" office:value="66.8711656441718" calcext:value-type="float">
            <text:p>66.87</text:p>
          </table:table-cell>
          <table:table-cell table:style-name="ce8" office:value-type="float" office:value="2028.01834862385" calcext:value-type="float">
            <text:p>2,028.02</text:p>
          </table:table-cell>
          <table:table-cell table:style-name="ce8" office:value-type="float" office:value="1356.15950920245" calcext:value-type="float">
            <text:p>1,356.16</text:p>
          </table:table-cell>
          <table:table-cell table:style-name="ce8" office:value-type="float" office:value="398.935229467073" calcext:value-type="float">
            <text:p>398.94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8571428571429" calcext:value-type="float">
            <text:p>2.29</text:p>
          </table:table-cell>
          <table:table-cell office:value-type="float" office:value="488.31640625" calcext:value-type="float">
            <text:p>488.32</text:p>
          </table:table-cell>
          <table:table-cell office:value-type="float" office:value="163" calcext:value-type="float">
            <text:p>163.00</text:p>
          </table:table-cell>
          <table:table-cell office:value-type="float" office:value="351.453987730061" calcext:value-type="float">
            <text:p>351.45</text:p>
          </table:table-cell>
          <table:table-cell office:value-type="float" office:value="68.7116564417178" calcext:value-type="float">
            <text:p>68.71</text:p>
          </table:table-cell>
          <table:table-cell table:style-name="ce8" office:value-type="float" office:value="1116.15178571429" calcext:value-type="float">
            <text:p>1,116.15</text:p>
          </table:table-cell>
          <table:table-cell table:style-name="ce8" office:value-type="float" office:value="766.926380368098" calcext:value-type="float">
            <text:p>766.93</text:p>
          </table:table-cell>
          <table:table-cell table:style-name="ce8" office:value-type="float" office:value="218.215301900955" calcext:value-type="float">
            <text:p>218.22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34579439252336" calcext:value-type="float">
            <text:p>2.35</text:p>
          </table:table-cell>
          <table:table-cell office:value-type="float" office:value="826.92828685259" calcext:value-type="float">
            <text:p>826.93</text:p>
          </table:table-cell>
          <table:table-cell office:value-type="float" office:value="151" calcext:value-type="float">
            <text:p>151.00</text:p>
          </table:table-cell>
          <table:table-cell office:value-type="float" office:value="355.066225165563" calcext:value-type="float">
            <text:p>355.07</text:p>
          </table:table-cell>
          <table:table-cell office:value-type="float" office:value="70.8609271523179" calcext:value-type="float">
            <text:p>70.86</text:p>
          </table:table-cell>
          <table:table-cell table:style-name="ce8" office:value-type="float" office:value="1939.80373831776" calcext:value-type="float">
            <text:p>1,939.80</text:p>
          </table:table-cell>
          <table:table-cell table:style-name="ce8" office:value-type="float" office:value="1374.56291390728" calcext:value-type="float">
            <text:p>1,374.56</text:p>
          </table:table-cell>
          <table:table-cell table:style-name="ce8" office:value-type="float" office:value="387.128602070316" calcext:value-type="float">
            <text:p>387.13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8095238095238" calcext:value-type="float">
            <text:p>2.38</text:p>
          </table:table-cell>
          <table:table-cell office:value-type="float" office:value="571.163333333333" calcext:value-type="float">
            <text:p>571.16</text:p>
          </table:table-cell>
          <table:table-cell office:value-type="float" office:value="176" calcext:value-type="float">
            <text:p>176.00</text:p>
          </table:table-cell>
          <table:table-cell office:value-type="float" office:value="350.25" calcext:value-type="float">
            <text:p>350.25</text:p>
          </table:table-cell>
          <table:table-cell office:value-type="float" office:value="71.5909090909091" calcext:value-type="float">
            <text:p>71.59</text:p>
          </table:table-cell>
          <table:table-cell table:style-name="ce8" office:value-type="float" office:value="1359.9126984127" calcext:value-type="float">
            <text:p>1,359.91</text:p>
          </table:table-cell>
          <table:table-cell table:style-name="ce8" office:value-type="float" office:value="973.573863636364" calcext:value-type="float">
            <text:p>973.57</text:p>
          </table:table-cell>
          <table:table-cell table:style-name="ce8" office:value-type="float" office:value="277.965414314451" calcext:value-type="float">
            <text:p>277.97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630.375" calcext:value-type="float">
            <text:p>630.38</text:p>
          </table:table-cell>
          <table:table-cell office:value-type="float" office:value="154" calcext:value-type="float">
            <text:p>154.00</text:p>
          </table:table-cell>
          <table:table-cell office:value-type="float" office:value="354.519480519481" calcext:value-type="float">
            <text:p>354.52</text:p>
          </table:table-cell>
          <table:table-cell office:value-type="float" office:value="70.1298701298701" calcext:value-type="float">
            <text:p>70.13</text:p>
          </table:table-cell>
          <table:table-cell table:style-name="ce8" office:value-type="float" office:value="1400.83333333333" calcext:value-type="float">
            <text:p>1,400.83</text:p>
          </table:table-cell>
          <table:table-cell table:style-name="ce8" office:value-type="float" office:value="982.402597402598" calcext:value-type="float">
            <text:p>982.40</text:p>
          </table:table-cell>
          <table:table-cell table:style-name="ce8" office:value-type="float" office:value="277.108213055902" calcext:value-type="float">
            <text:p>277.11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Транзакций на покупателя (APC)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20" office:value-type="float" office:value="2.35402482979575" calcext:value-type="float">
            <text:p>2.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in - apc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2.54716981132075" calcext:value-type="float">
            <text:p>2.55</text:p>
          </table:table-cell>
          <table:table-cell table:style-name="ce17" office:value-type="float" office:value="2.59375" calcext:value-type="float">
            <text:p>2.59</text:p>
          </table:table-cell>
          <table:table-cell table:style-name="ce17" office:value-type="float" office:value="1.96296296296296" calcext:value-type="float">
            <text:p>1.96</text:p>
          </table:table-cell>
          <table:table-cell table:style-name="ce17" office:value-type="float" office:value="2.62857142857143" calcext:value-type="float">
            <text:p>2.63</text:p>
          </table:table-cell>
          <table:table-cell table:style-name="ce17" office:value-type="float" office:value="2.3448275862069" calcext:value-type="float">
            <text:p>2.34</text:p>
          </table:table-cell>
          <table:table-cell table:style-name="ce23" office:value-type="float" office:value="2.5045871559633" calcext:value-type="float">
            <text:p>2.5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2.25490196078431" calcext:value-type="float">
            <text:p>2.25</text:p>
          </table:table-cell>
          <table:table-cell table:style-name="ce18" office:value-type="float" office:value="2.13253012048193" calcext:value-type="float">
            <text:p>2.13</text:p>
          </table:table-cell>
          <table:table-cell table:style-name="ce18" office:value-type="float" office:value="2.23958333333333" calcext:value-type="float">
            <text:p>2.24</text:p>
          </table:table-cell>
          <table:table-cell table:style-name="ce18" office:value-type="float" office:value="2.47572815533981" calcext:value-type="float">
            <text:p>2.48</text:p>
          </table:table-cell>
          <table:table-cell table:style-name="ce18" office:value-type="float" office:value="2.51282051282051" calcext:value-type="float">
            <text:p>2.51</text:p>
          </table:table-cell>
          <table:table-cell table:style-name="ce24" office:value-type="float" office:value="2.33898305084746" calcext:value-type="float">
            <text:p>2.34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2.25531914893617" calcext:value-type="float">
            <text:p>2.26</text:p>
          </table:table-cell>
          <table:table-cell table:style-name="ce18" office:value-type="float" office:value="2.29059829059829" calcext:value-type="float">
            <text:p>2.29</text:p>
          </table:table-cell>
          <table:table-cell table:style-name="ce18" office:value-type="float" office:value="2.65486725663717" calcext:value-type="float">
            <text:p>2.65</text:p>
          </table:table-cell>
          <table:table-cell table:style-name="ce18" office:value-type="float" office:value="2.28828828828829" calcext:value-type="float">
            <text:p>2.29</text:p>
          </table:table-cell>
          <table:table-cell table:style-name="ce18" office:value-type="float" office:value="2.39449541284404" calcext:value-type="float">
            <text:p>2.39</text:p>
          </table:table-cell>
          <table:table-cell table:style-name="ce24" office:value-type="float" office:value="2.1900826446281" calcext:value-type="float">
            <text:p>2.19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2.49367088607595" calcext:value-type="float">
            <text:p>2.49</text:p>
          </table:table-cell>
          <table:table-cell table:style-name="ce19" office:value-type="float" office:value="2.21100917431193" calcext:value-type="float">
            <text:p>2.21</text:p>
          </table:table-cell>
          <table:table-cell table:style-name="ce19" office:value-type="float" office:value="2.28571428571429" calcext:value-type="float">
            <text:p>2.29</text:p>
          </table:table-cell>
          <table:table-cell table:style-name="ce19" office:value-type="float" office:value="2.34579439252336" calcext:value-type="float">
            <text:p>2.35</text:p>
          </table:table-cell>
          <table:table-cell table:style-name="ce19" office:value-type="float" office:value="2.38095238095238" calcext:value-type="float">
            <text:p>2.38</text:p>
          </table:table-cell>
          <table:table-cell table:style-name="ce25" office:value-type="float" office:value="2.22222222222222" calcext:value-type="float">
            <text:p>2.2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Средний чек (AvP)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9" office:value-type="float" office:value="872.224226" calcext:value-type="float">
            <text:p>872.22422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x - avp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905.314814814815" calcext:value-type="float">
            <text:p>905.31</text:p>
          </table:table-cell>
          <table:table-cell table:style-name="ce17" office:value-type="float" office:value="1270.53012048193" calcext:value-type="float">
            <text:p>1,270.53</text:p>
          </table:table-cell>
          <table:table-cell table:style-name="ce17" office:value-type="float" office:value="653.424528301887" calcext:value-type="float">
            <text:p>653.42</text:p>
          </table:table-cell>
          <table:table-cell table:style-name="ce17" office:value-type="float" office:value="1124.30797101449" calcext:value-type="float">
            <text:p>1,124.31</text:p>
          </table:table-cell>
          <table:table-cell table:style-name="ce17" office:value-type="float" office:value="736.916666666667" calcext:value-type="float">
            <text:p>736.92</text:p>
          </table:table-cell>
          <table:table-cell table:style-name="ce23" office:value-type="float" office:value="879.901098901099" calcext:value-type="float">
            <text:p>879.9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862.017391304348" calcext:value-type="float">
            <text:p>862.02</text:p>
          </table:table-cell>
          <table:table-cell table:style-name="ce18" office:value-type="float" office:value="1122.91525423729" calcext:value-type="float">
            <text:p>1,122.92</text:p>
          </table:table-cell>
          <table:table-cell table:style-name="ce18" office:value-type="float" office:value="599.655813953488" calcext:value-type="float">
            <text:p>599.66</text:p>
          </table:table-cell>
          <table:table-cell table:style-name="ce18" office:value-type="float" office:value="1053.00392156863" calcext:value-type="float">
            <text:p>1,053.00</text:p>
          </table:table-cell>
          <table:table-cell table:style-name="ce18" office:value-type="float" office:value="735.061224489796" calcext:value-type="float">
            <text:p>735.06</text:p>
          </table:table-cell>
          <table:table-cell table:style-name="ce24" office:value-type="float" office:value="786.065217391304" calcext:value-type="float">
            <text:p>786.0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1102.66981132075" calcext:value-type="float">
            <text:p>1,102.67</text:p>
          </table:table-cell>
          <table:table-cell table:style-name="ce18" office:value-type="float" office:value="1314.22388059701" calcext:value-type="float">
            <text:p>1,314.22</text:p>
          </table:table-cell>
          <table:table-cell table:style-name="ce18" office:value-type="float" office:value="708.46" calcext:value-type="float">
            <text:p>708.46</text:p>
          </table:table-cell>
          <table:table-cell table:style-name="ce18" office:value-type="float" office:value="1219.07480314961" calcext:value-type="float">
            <text:p>1,219.07</text:p>
          </table:table-cell>
          <table:table-cell table:style-name="ce18" office:value-type="float" office:value="844.590038314176" calcext:value-type="float">
            <text:p>844.59</text:p>
          </table:table-cell>
          <table:table-cell table:style-name="ce24" office:value-type="float" office:value="896.279245283019" calcext:value-type="float">
            <text:p>896.28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654.294416243655" calcext:value-type="float">
            <text:p>654.29</text:p>
          </table:table-cell>
          <table:table-cell table:style-name="ce19" office:value-type="float" office:value="917.236514522822" calcext:value-type="float">
            <text:p>917.24</text:p>
          </table:table-cell>
          <table:table-cell table:style-name="ce19" office:value-type="float" office:value="488.31640625" calcext:value-type="float">
            <text:p>488.32</text:p>
          </table:table-cell>
          <table:table-cell table:style-name="ce19" office:value-type="float" office:value="826.92828685259" calcext:value-type="float">
            <text:p>826.93</text:p>
          </table:table-cell>
          <table:table-cell table:style-name="ce19" office:value-type="float" office:value="571.163333333333" calcext:value-type="float">
            <text:p>571.16</text:p>
          </table:table-cell>
          <table:table-cell table:style-name="ce25" office:value-type="float" office:value="630.375" calcext:value-type="float">
            <text:p>630.3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Конверсия (C1), %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20" office:value-type="float" office:value="68.6554852900742" calcext:value-type="float">
            <text:p>68.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x - c1%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69.7368421052632" calcext:value-type="float">
            <text:p>69.74</text:p>
          </table:table-cell>
          <table:table-cell table:style-name="ce17" office:value-type="float" office:value="67.6056338028169" calcext:value-type="float">
            <text:p>67.61</text:p>
          </table:table-cell>
          <table:table-cell table:style-name="ce17" office:value-type="float" office:value="68.7898089171974" calcext:value-type="float">
            <text:p>68.79</text:p>
          </table:table-cell>
          <table:table-cell table:style-name="ce17" office:value-type="float" office:value="65.2173913043478" calcext:value-type="float">
            <text:p>65.22</text:p>
          </table:table-cell>
          <table:table-cell table:style-name="ce17" office:value-type="float" office:value="67.96875" calcext:value-type="float">
            <text:p>67.97</text:p>
          </table:table-cell>
          <table:table-cell table:style-name="ce23" office:value-type="float" office:value="68.125" calcext:value-type="float">
            <text:p>68.1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72.8571428571429" calcext:value-type="float">
            <text:p>72.86</text:p>
          </table:table-cell>
          <table:table-cell table:style-name="ce18" office:value-type="float" office:value="65.8730158730159" calcext:value-type="float">
            <text:p>65.87</text:p>
          </table:table-cell>
          <table:table-cell table:style-name="ce18" office:value-type="float" office:value="63.1578947368421" calcext:value-type="float">
            <text:p>63.16</text:p>
          </table:table-cell>
          <table:table-cell table:style-name="ce18" office:value-type="float" office:value="72.5352112676056" calcext:value-type="float">
            <text:p>72.54</text:p>
          </table:table-cell>
          <table:table-cell table:style-name="ce18" office:value-type="float" office:value="60" calcext:value-type="float">
            <text:p>60.00</text:p>
          </table:table-cell>
          <table:table-cell table:style-name="ce24" office:value-type="float" office:value="75.1592356687898" calcext:value-type="float">
            <text:p>75.1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67.6258992805755" calcext:value-type="float">
            <text:p>67.63</text:p>
          </table:table-cell>
          <table:table-cell table:style-name="ce18" office:value-type="float" office:value="70.9090909090909" calcext:value-type="float">
            <text:p>70.91</text:p>
          </table:table-cell>
          <table:table-cell table:style-name="ce18" office:value-type="float" office:value="68.0722891566265" calcext:value-type="float">
            <text:p>68.07</text:p>
          </table:table-cell>
          <table:table-cell table:style-name="ce18" office:value-type="float" office:value="63.7931034482759" calcext:value-type="float">
            <text:p>63.79</text:p>
          </table:table-cell>
          <table:table-cell table:style-name="ce18" office:value-type="float" office:value="76.2237762237762" calcext:value-type="float">
            <text:p>76.22</text:p>
          </table:table-cell>
          <table:table-cell table:style-name="ce24" office:value-type="float" office:value="73.3333333333333" calcext:value-type="float">
            <text:p>73.3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60.3053435114504" calcext:value-type="float">
            <text:p>60.31</text:p>
          </table:table-cell>
          <table:table-cell table:style-name="ce19" office:value-type="float" office:value="66.8711656441718" calcext:value-type="float">
            <text:p>66.87</text:p>
          </table:table-cell>
          <table:table-cell table:style-name="ce19" office:value-type="float" office:value="68.7116564417178" calcext:value-type="float">
            <text:p>68.71</text:p>
          </table:table-cell>
          <table:table-cell table:style-name="ce19" office:value-type="float" office:value="70.8609271523179" calcext:value-type="float">
            <text:p>70.86</text:p>
          </table:table-cell>
          <table:table-cell table:style-name="ce19" office:value-type="float" office:value="71.5909090909091" calcext:value-type="float">
            <text:p>71.59</text:p>
          </table:table-cell>
          <table:table-cell table:style-name="ce25" office:value-type="float" office:value="70.1298701298701" calcext:value-type="float">
            <text:p>70.1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Доход на покупателя (ARPC)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20" office:value-type="float" office:value="2053.237485" calcext:value-type="float">
            <text:p>2,053.2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um - arpc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2305.99056603774" calcext:value-type="float">
            <text:p>2,305.99</text:p>
          </table:table-cell>
          <table:table-cell table:style-name="ce17" office:value-type="float" office:value="3295.4375" calcext:value-type="float">
            <text:p>3,295.44</text:p>
          </table:table-cell>
          <table:table-cell table:style-name="ce17" office:value-type="float" office:value="1282.64814814815" calcext:value-type="float">
            <text:p>1,282.65</text:p>
          </table:table-cell>
          <table:table-cell table:style-name="ce17" office:value-type="float" office:value="2955.32380952381" calcext:value-type="float">
            <text:p>2,955.32</text:p>
          </table:table-cell>
          <table:table-cell table:style-name="ce17" office:value-type="float" office:value="1727.94252873563" calcext:value-type="float">
            <text:p>1,727.94</text:p>
          </table:table-cell>
          <table:table-cell table:style-name="ce23" office:value-type="float" office:value="2203.78899082569" calcext:value-type="float">
            <text:p>2,203.7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1943.76470588235" calcext:value-type="float">
            <text:p>1,943.76</text:p>
          </table:table-cell>
          <table:table-cell table:style-name="ce18" office:value-type="float" office:value="2394.65060240964" calcext:value-type="float">
            <text:p>2,394.65</text:p>
          </table:table-cell>
          <table:table-cell table:style-name="ce18" office:value-type="float" office:value="1342.97916666667" calcext:value-type="float">
            <text:p>1,342.98</text:p>
          </table:table-cell>
          <table:table-cell table:style-name="ce18" office:value-type="float" office:value="2606.95145631068" calcext:value-type="float">
            <text:p>2,606.95</text:p>
          </table:table-cell>
          <table:table-cell table:style-name="ce18" office:value-type="float" office:value="1847.07692307692" calcext:value-type="float">
            <text:p>1,847.08</text:p>
          </table:table-cell>
          <table:table-cell table:style-name="ce24" office:value-type="float" office:value="1838.59322033898" calcext:value-type="float">
            <text:p>1,838.5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2486.87234042553" calcext:value-type="float">
            <text:p>2,486.87</text:p>
          </table:table-cell>
          <table:table-cell table:style-name="ce18" office:value-type="float" office:value="3010.35897435897" calcext:value-type="float">
            <text:p>3,010.36</text:p>
          </table:table-cell>
          <table:table-cell table:style-name="ce18" office:value-type="float" office:value="1880.86725663717" calcext:value-type="float">
            <text:p>1,880.87</text:p>
          </table:table-cell>
          <table:table-cell table:style-name="ce18" office:value-type="float" office:value="2789.5945945946" calcext:value-type="float">
            <text:p>2,789.59</text:p>
          </table:table-cell>
          <table:table-cell table:style-name="ce18" office:value-type="float" office:value="2022.36697247706" calcext:value-type="float">
            <text:p>2,022.37</text:p>
          </table:table-cell>
          <table:table-cell table:style-name="ce24" office:value-type="float" office:value="1962.92561983471" calcext:value-type="float">
            <text:p>1,962.9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1631.59493670886" calcext:value-type="float">
            <text:p>1,631.59</text:p>
          </table:table-cell>
          <table:table-cell table:style-name="ce19" office:value-type="float" office:value="2028.01834862385" calcext:value-type="float">
            <text:p>2,028.02</text:p>
          </table:table-cell>
          <table:table-cell table:style-name="ce19" office:value-type="float" office:value="1116.15178571429" calcext:value-type="float">
            <text:p>1,116.15</text:p>
          </table:table-cell>
          <table:table-cell table:style-name="ce19" office:value-type="float" office:value="1939.80373831776" calcext:value-type="float">
            <text:p>1,939.80</text:p>
          </table:table-cell>
          <table:table-cell table:style-name="ce19" office:value-type="float" office:value="1359.9126984127" calcext:value-type="float">
            <text:p>1,359.91</text:p>
          </table:table-cell>
          <table:table-cell table:style-name="ce25" office:value-type="float" office:value="1400.83333333333" calcext:value-type="float">
            <text:p>1,400.8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Доход на пользователя (ARPU)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20" office:value-type="float" office:value="1409.660159" calcext:value-type="float">
            <text:p>1,409.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um - arpu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1608.125" calcext:value-type="float">
            <text:p>1,608.13</text:p>
          </table:table-cell>
          <table:table-cell table:style-name="ce17" office:value-type="float" office:value="2227.9014084507" calcext:value-type="float">
            <text:p>2,227.90</text:p>
          </table:table-cell>
          <table:table-cell table:style-name="ce17" office:value-type="float" office:value="882.331210191083" calcext:value-type="float">
            <text:p>882.33</text:p>
          </table:table-cell>
          <table:table-cell table:style-name="ce17" office:value-type="float" office:value="1927.3850931677" calcext:value-type="float">
            <text:p>1,927.39</text:p>
          </table:table-cell>
          <table:table-cell table:style-name="ce17" office:value-type="float" office:value="1174.4609375" calcext:value-type="float">
            <text:p>1,174.46</text:p>
          </table:table-cell>
          <table:table-cell table:style-name="ce23" office:value-type="float" office:value="1501.33125" calcext:value-type="float">
            <text:p>1,501.3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1416.17142857143" calcext:value-type="float">
            <text:p>1,416.17</text:p>
          </table:table-cell>
          <table:table-cell table:style-name="ce18" office:value-type="float" office:value="1577.42857142857" calcext:value-type="float">
            <text:p>1,577.43</text:p>
          </table:table-cell>
          <table:table-cell table:style-name="ce18" office:value-type="float" office:value="848.197368421053" calcext:value-type="float">
            <text:p>848.20</text:p>
          </table:table-cell>
          <table:table-cell table:style-name="ce18" office:value-type="float" office:value="1890.95774647887" calcext:value-type="float">
            <text:p>1,890.96</text:p>
          </table:table-cell>
          <table:table-cell table:style-name="ce18" office:value-type="float" office:value="1108.24615384615" calcext:value-type="float">
            <text:p>1,108.25</text:p>
          </table:table-cell>
          <table:table-cell table:style-name="ce24" office:value-type="float" office:value="1381.87261146497" calcext:value-type="float">
            <text:p>1,381.8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1681.76978417266" calcext:value-type="float">
            <text:p>1,681.77</text:p>
          </table:table-cell>
          <table:table-cell table:style-name="ce18" office:value-type="float" office:value="2134.61818181818" calcext:value-type="float">
            <text:p>2,134.62</text:p>
          </table:table-cell>
          <table:table-cell table:style-name="ce18" office:value-type="float" office:value="1280.34939759036" calcext:value-type="float">
            <text:p>1,280.35</text:p>
          </table:table-cell>
          <table:table-cell table:style-name="ce18" office:value-type="float" office:value="1779.56896551724" calcext:value-type="float">
            <text:p>1,779.57</text:p>
          </table:table-cell>
          <table:table-cell table:style-name="ce18" office:value-type="float" office:value="1541.52447552448" calcext:value-type="float">
            <text:p>1,541.52</text:p>
          </table:table-cell>
          <table:table-cell table:style-name="ce24" office:value-type="float" office:value="1439.47878787879" calcext:value-type="float">
            <text:p>1,439.48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983.93893129771" calcext:value-type="float">
            <text:p>983.94</text:p>
          </table:table-cell>
          <table:table-cell table:style-name="ce19" office:value-type="float" office:value="1356.15950920245" calcext:value-type="float">
            <text:p>1,356.16</text:p>
          </table:table-cell>
          <table:table-cell table:style-name="ce19" office:value-type="float" office:value="766.926380368098" calcext:value-type="float">
            <text:p>766.93</text:p>
          </table:table-cell>
          <table:table-cell table:style-name="ce19" office:value-type="float" office:value="1374.56291390728" calcext:value-type="float">
            <text:p>1,374.56</text:p>
          </table:table-cell>
          <table:table-cell table:style-name="ce19" office:value-type="float" office:value="973.573863636364" calcext:value-type="float">
            <text:p>973.57</text:p>
          </table:table-cell>
          <table:table-cell table:style-name="ce25" office:value-type="float" office:value="982.402597402598" calcext:value-type="float">
            <text:p>982.4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Возврат маркетинговых инвестиций (ROMI), %</text:p>
          </table:table-cell>
          <table:covered-table-cell table:number-columns-repeated="4" table:style-name="ce9"/>
          <table:table-cell table:style-name="ce9" office:value-type="string" calcext:value-type="string">
            <text:p>Среднее:</text:p>
          </table:table-cell>
          <table:table-cell table:style-name="ce20" office:value-type="float" office:value="403.062117" calcext:value-type="float">
            <text:p>403.0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ax - romi%</text:p>
          </table:table-cell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1"/>
          <table:table-cell table:number-columns-repeated="3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1" office:value-type="string" calcext:value-type="string">
            <text:p>ekb <text:s text:c="6"/></text:p>
          </table:table-cell>
          <table:table-cell table:style-name="ce16" office:value-type="string" calcext:value-type="string">
            <text:p>moscow <text:s text:c="3"/></text:p>
          </table:table-cell>
          <table:table-cell table:style-name="ce16" office:value-type="string" calcext:value-type="string">
            <text:p>orel <text:s text:c="5"/></text:p>
          </table:table-cell>
          <table:table-cell table:style-name="ce16" office:value-type="string" calcext:value-type="string">
            <text:p>spb <text:s text:c="6"/></text:p>
          </table:table-cell>
          <table:table-cell table:style-name="ce16" office:value-type="string" calcext:value-type="string">
            <text:p>vladimir <text:s/></text:p>
          </table:table-cell>
          <table:table-cell table:style-name="ce22" office:value-type="string" calcext:value-type="string">
            <text:p>volgograd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pc_adwords </text:p>
          </table:table-cell>
          <table:table-cell table:style-name="ce12" office:value-type="float" office:value="464.46690862105" calcext:value-type="float">
            <text:p>464.47</text:p>
          </table:table-cell>
          <table:table-cell table:style-name="ce17" office:value-type="float" office:value="632.648082230132" calcext:value-type="float">
            <text:p>632.65</text:p>
          </table:table-cell>
          <table:table-cell table:style-name="ce17" office:value-type="float" office:value="251.084809048232" calcext:value-type="float">
            <text:p>251.08</text:p>
          </table:table-cell>
          <table:table-cell table:style-name="ce17" office:value-type="float" office:value="543.762594844656" calcext:value-type="float">
            <text:p>543.76</text:p>
          </table:table-cell>
          <table:table-cell table:style-name="ce17" office:value-type="float" office:value="329.788961038961" calcext:value-type="float">
            <text:p>329.79</text:p>
          </table:table-cell>
          <table:table-cell table:style-name="ce23" office:value-type="float" office:value="443.123835525466" calcext:value-type="float">
            <text:p>443.1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pc_direct <text:s/></text:p>
          </table:table-cell>
          <table:table-cell table:style-name="ce13" office:value-type="float" office:value="391.586182378385" calcext:value-type="float">
            <text:p>391.59</text:p>
          </table:table-cell>
          <table:table-cell table:style-name="ce18" office:value-type="float" office:value="439.065123265883" calcext:value-type="float">
            <text:p>439.07</text:p>
          </table:table-cell>
          <table:table-cell table:style-name="ce18" office:value-type="float" office:value="244.738890259876" calcext:value-type="float">
            <text:p>244.74</text:p>
          </table:table-cell>
          <table:table-cell table:style-name="ce18" office:value-type="float" office:value="529.836816038201" calcext:value-type="float">
            <text:p>529.84</text:p>
          </table:table-cell>
          <table:table-cell table:style-name="ce18" office:value-type="float" office:value="307.340486805896" calcext:value-type="float">
            <text:p>307.34</text:p>
          </table:table-cell>
          <table:table-cell table:style-name="ce24" office:value-type="float" office:value="406.318943721322" calcext:value-type="float">
            <text:p>406.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eo <text:s text:c="8"/></text:p>
          </table:table-cell>
          <table:table-cell table:style-name="ce13" office:value-type="float" office:value="461.550308008214" calcext:value-type="float">
            <text:p>461.55</text:p>
          </table:table-cell>
          <table:table-cell table:style-name="ce18" office:value-type="float" office:value="592.40097552771" calcext:value-type="float">
            <text:p>592.40</text:p>
          </table:table-cell>
          <table:table-cell table:style-name="ce18" office:value-type="float" office:value="393.866053889774" calcext:value-type="float">
            <text:p>393.87</text:p>
          </table:table-cell>
          <table:table-cell table:style-name="ce18" office:value-type="float" office:value="522.616415466928" calcext:value-type="float">
            <text:p>522.62</text:p>
          </table:table-cell>
          <table:table-cell table:style-name="ce18" office:value-type="float" office:value="449.3507552439" calcext:value-type="float">
            <text:p>449.35</text:p>
          </table:table-cell>
          <table:table-cell table:style-name="ce24" office:value-type="float" office:value="415.408563033441" calcext:value-type="float">
            <text:p>415.4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mm <text:s text:c="8"/></text:p>
          </table:table-cell>
          <table:table-cell table:style-name="ce14" office:value-type="float" office:value="282.029626063935" calcext:value-type="float">
            <text:p>282.03</text:p>
          </table:table-cell>
          <table:table-cell table:style-name="ce19" office:value-type="float" office:value="398.935229467073" calcext:value-type="float">
            <text:p>398.94</text:p>
          </table:table-cell>
          <table:table-cell table:style-name="ce19" office:value-type="float" office:value="218.215301900955" calcext:value-type="float">
            <text:p>218.22</text:p>
          </table:table-cell>
          <table:table-cell table:style-name="ce19" office:value-type="float" office:value="387.128602070316" calcext:value-type="float">
            <text:p>387.13</text:p>
          </table:table-cell>
          <table:table-cell table:style-name="ce19" office:value-type="float" office:value="277.965414314451" calcext:value-type="float">
            <text:p>277.97</text:p>
          </table:table-cell>
          <table:table-cell table:style-name="ce25" office:value-type="float" office:value="277.108213055902" calcext:value-type="float">
            <text:p>277.11</text:p>
          </table:table-cell>
          <table:table-cell table:number-columns-repeated="3"/>
        </table:table-row>
      </table:table>
      <table:table table:name="Pivot Table_Sheet1_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2" table:application-data="" table:target-range-address="Sheet1.A29:Sheet1.G34" table:buttons="Sheet1.A30 Sheet1.B29" table:grand-total="none" table:identify-categories="tru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pc" table:orientation="data" table:used-hierarchy="0" table:function="min">
            <table:data-pilot-level table:show-empty="false" calcext:repeat-item-labels="false">
              <table:data-pilot-members>
                <table:data-pilot-member table:name="1.96" table:display="true" table:show-details="true"/>
                <table:data-pilot-member table:name="2.13" table:display="true" table:show-details="true"/>
                <table:data-pilot-member table:name="2.19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26" table:display="true" table:show-details="true"/>
                <table:data-pilot-member table:name="2.29" table:display="true" table:show-details="true"/>
                <table:data-pilot-member table:name="2.34" table:display="true" table:show-details="true"/>
                <table:data-pilot-member table:name="2.35" table:display="true" table:show-details="true"/>
                <table:data-pilot-member table:name="2.38" table:display="true" table:show-details="true"/>
                <table:data-pilot-member table:name="2.39" table:display="true" table:show-details="true"/>
                <table:data-pilot-member table:name="2.48" table:display="true" table:show-details="true"/>
                <table:data-pilot-member table:name="2.49" table:display="true" table:show-details="true"/>
                <table:data-pilot-member table:name="2.50" table:display="true" table:show-details="true"/>
                <table:data-pilot-member table:name="2.51" table:display="true" table:show-details="true"/>
                <table:data-pilot-member table:name="2.55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heet1.A38:Sheet1.G43" table:buttons="Sheet1.A39 Sheet1.B38" table:grand-total="non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p" table:orientation="data" table:used-hierarchy="0" table:function="max">
            <table:data-pilot-level table:show-empty="false" calcext:repeat-item-labels="false">
              <table:data-pilot-members>
                <table:data-pilot-member table:name="488.32" table:display="true" table:show-details="true"/>
                <table:data-pilot-member table:name="571.16" table:display="true" table:show-details="true"/>
                <table:data-pilot-member table:name="599.66" table:display="true" table:show-details="true"/>
                <table:data-pilot-member table:name="630.38" table:display="true" table:show-details="true"/>
                <table:data-pilot-member table:name="653.42" table:display="true" table:show-details="true"/>
                <table:data-pilot-member table:name="654.29" table:display="true" table:show-details="true"/>
                <table:data-pilot-member table:name="708.46" table:display="true" table:show-details="true"/>
                <table:data-pilot-member table:name="735.06" table:display="true" table:show-details="true"/>
                <table:data-pilot-member table:name="736.92" table:display="true" table:show-details="true"/>
                <table:data-pilot-member table:name="786.07" table:display="true" table:show-details="true"/>
                <table:data-pilot-member table:name="826.93" table:display="true" table:show-details="true"/>
                <table:data-pilot-member table:name="844.59" table:display="true" table:show-details="true"/>
                <table:data-pilot-member table:name="862.02" table:display="true" table:show-details="true"/>
                <table:data-pilot-member table:name="879.90" table:display="true" table:show-details="true"/>
                <table:data-pilot-member table:name="896.28" table:display="true" table:show-details="true"/>
                <table:data-pilot-member table:name="905.31" table:display="true" table:show-details="true"/>
                <table:data-pilot-member table:name="917.24" table:display="true" table:show-details="true"/>
                <table:data-pilot-member table:name="1,053.00" table:display="true" table:show-details="true"/>
                <table:data-pilot-member table:name="1,102.67" table:display="true" table:show-details="true"/>
                <table:data-pilot-member table:name="1,122.92" table:display="true" table:show-details="true"/>
                <table:data-pilot-member table:name="1,124.31" table:display="true" table:show-details="true"/>
                <table:data-pilot-member table:name="1,219.07" table:display="true" table:show-details="true"/>
                <table:data-pilot-member table:name="1,270.53" table:display="true" table:show-details="true"/>
                <table:data-pilot-member table:name="1,314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1.A47:Sheet1.G52" table:buttons="Sheet1.A48 Sheet1.B47" table:grand-total="non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%" table:orientation="data" table:used-hierarchy="0" table:function="max">
            <table:data-pilot-level table:show-empty="false" calcext:repeat-item-labels="false">
              <table:data-pilot-members>
                <table:data-pilot-member table:name="60.00" table:display="true" table:show-details="true"/>
                <table:data-pilot-member table:name="60.31" table:display="true" table:show-details="true"/>
                <table:data-pilot-member table:name="63.16" table:display="true" table:show-details="true"/>
                <table:data-pilot-member table:name="63.79" table:display="true" table:show-details="true"/>
                <table:data-pilot-member table:name="65.22" table:display="true" table:show-details="true"/>
                <table:data-pilot-member table:name="65.87" table:display="true" table:show-details="true"/>
                <table:data-pilot-member table:name="66.87" table:display="true" table:show-details="true"/>
                <table:data-pilot-member table:name="67.61" table:display="true" table:show-details="true"/>
                <table:data-pilot-member table:name="67.63" table:display="true" table:show-details="true"/>
                <table:data-pilot-member table:name="67.97" table:display="true" table:show-details="true"/>
                <table:data-pilot-member table:name="68.07" table:display="true" table:show-details="true"/>
                <table:data-pilot-member table:name="68.13" table:display="true" table:show-details="true"/>
                <table:data-pilot-member table:name="68.71" table:display="true" table:show-details="true"/>
                <table:data-pilot-member table:name="68.79" table:display="true" table:show-details="true"/>
                <table:data-pilot-member table:name="69.74" table:display="true" table:show-details="true"/>
                <table:data-pilot-member table:name="70.13" table:display="true" table:show-details="true"/>
                <table:data-pilot-member table:name="70.86" table:display="true" table:show-details="true"/>
                <table:data-pilot-member table:name="70.91" table:display="true" table:show-details="true"/>
                <table:data-pilot-member table:name="71.59" table:display="true" table:show-details="true"/>
                <table:data-pilot-member table:name="72.54" table:display="true" table:show-details="true"/>
                <table:data-pilot-member table:name="72.86" table:display="true" table:show-details="true"/>
                <table:data-pilot-member table:name="73.33" table:display="true" table:show-details="true"/>
                <table:data-pilot-member table:name="75.16" table:display="true" table:show-details="true"/>
                <table:data-pilot-member table:name="76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Sheet1.A56:Sheet1.G61" table:buttons="Sheet1.A57 Sheet1.B56" table:grand-total="non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c" table:orientation="data" table:used-hierarchy="0" table:function="sum">
            <table:data-pilot-level table:show-empty="false" calcext:repeat-item-labels="false">
              <table:data-pilot-members>
                <table:data-pilot-member table:name="1,116.15" table:display="true" table:show-details="true"/>
                <table:data-pilot-member table:name="1,282.65" table:display="true" table:show-details="true"/>
                <table:data-pilot-member table:name="1,342.98" table:display="true" table:show-details="true"/>
                <table:data-pilot-member table:name="1,359.91" table:display="true" table:show-details="true"/>
                <table:data-pilot-member table:name="1,400.83" table:display="true" table:show-details="true"/>
                <table:data-pilot-member table:name="1,631.59" table:display="true" table:show-details="true"/>
                <table:data-pilot-member table:name="1,727.94" table:display="true" table:show-details="true"/>
                <table:data-pilot-member table:name="1,838.59" table:display="true" table:show-details="true"/>
                <table:data-pilot-member table:name="1,847.08" table:display="true" table:show-details="true"/>
                <table:data-pilot-member table:name="1,880.87" table:display="true" table:show-details="true"/>
                <table:data-pilot-member table:name="1,939.80" table:display="true" table:show-details="true"/>
                <table:data-pilot-member table:name="1,943.76" table:display="true" table:show-details="true"/>
                <table:data-pilot-member table:name="1,962.93" table:display="true" table:show-details="true"/>
                <table:data-pilot-member table:name="2,022.37" table:display="true" table:show-details="true"/>
                <table:data-pilot-member table:name="2,028.02" table:display="true" table:show-details="true"/>
                <table:data-pilot-member table:name="2,203.79" table:display="true" table:show-details="true"/>
                <table:data-pilot-member table:name="2,305.99" table:display="true" table:show-details="true"/>
                <table:data-pilot-member table:name="2,394.65" table:display="true" table:show-details="true"/>
                <table:data-pilot-member table:name="2,486.87" table:display="true" table:show-details="true"/>
                <table:data-pilot-member table:name="2,606.95" table:display="true" table:show-details="true"/>
                <table:data-pilot-member table:name="2,789.59" table:display="true" table:show-details="true"/>
                <table:data-pilot-member table:name="2,955.32" table:display="true" table:show-details="true"/>
                <table:data-pilot-member table:name="3,010.36" table:display="true" table:show-details="true"/>
                <table:data-pilot-member table:name="3,295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heet1.A65:Sheet1.G70" table:buttons="Sheet1.A66 Sheet1.B65" table:grand-total="non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u" table:orientation="data" table:used-hierarchy="0" table:function="sum">
            <table:data-pilot-level table:show-empty="false" calcext:repeat-item-labels="false">
              <table:data-pilot-members>
                <table:data-pilot-member table:name="766.93" table:display="true" table:show-details="true"/>
                <table:data-pilot-member table:name="848.20" table:display="true" table:show-details="true"/>
                <table:data-pilot-member table:name="882.33" table:display="true" table:show-details="true"/>
                <table:data-pilot-member table:name="973.57" table:display="true" table:show-details="true"/>
                <table:data-pilot-member table:name="982.40" table:display="true" table:show-details="true"/>
                <table:data-pilot-member table:name="983.94" table:display="true" table:show-details="true"/>
                <table:data-pilot-member table:name="1,108.25" table:display="true" table:show-details="true"/>
                <table:data-pilot-member table:name="1,174.46" table:display="true" table:show-details="true"/>
                <table:data-pilot-member table:name="1,280.35" table:display="true" table:show-details="true"/>
                <table:data-pilot-member table:name="1,356.16" table:display="true" table:show-details="true"/>
                <table:data-pilot-member table:name="1,374.56" table:display="true" table:show-details="true"/>
                <table:data-pilot-member table:name="1,381.87" table:display="true" table:show-details="true"/>
                <table:data-pilot-member table:name="1,416.17" table:display="true" table:show-details="true"/>
                <table:data-pilot-member table:name="1,439.48" table:display="true" table:show-details="true"/>
                <table:data-pilot-member table:name="1,501.33" table:display="true" table:show-details="true"/>
                <table:data-pilot-member table:name="1,541.52" table:display="true" table:show-details="true"/>
                <table:data-pilot-member table:name="1,577.43" table:display="true" table:show-details="true"/>
                <table:data-pilot-member table:name="1,608.13" table:display="true" table:show-details="true"/>
                <table:data-pilot-member table:name="1,681.77" table:display="true" table:show-details="true"/>
                <table:data-pilot-member table:name="1,779.57" table:display="true" table:show-details="true"/>
                <table:data-pilot-member table:name="1,890.96" table:display="true" table:show-details="true"/>
                <table:data-pilot-member table:name="1,927.39" table:display="true" table:show-details="true"/>
                <table:data-pilot-member table:name="2,134.62" table:display="true" table:show-details="true"/>
                <table:data-pilot-member table:name="2,227.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Sheet1.A74:Sheet1.G79" table:buttons="Sheet1.A75 Sheet1.B74" table:grand-total="none" table:show-filter-button="false" table:drill-down-on-double-click="false">
          <table:source-cell-range table:cell-range-address="Sheet1.A1:Sheet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mi%" table:orientation="data" table:used-hierarchy="0" table:function="max">
            <table:data-pilot-level table:show-empty="false" calcext:repeat-item-labels="false">
              <table:data-pilot-members>
                <table:data-pilot-member table:name="218.22" table:display="true" table:show-details="true"/>
                <table:data-pilot-member table:name="244.74" table:display="true" table:show-details="true"/>
                <table:data-pilot-member table:name="251.08" table:display="true" table:show-details="true"/>
                <table:data-pilot-member table:name="277.11" table:display="true" table:show-details="true"/>
                <table:data-pilot-member table:name="277.97" table:display="true" table:show-details="true"/>
                <table:data-pilot-member table:name="282.03" table:display="true" table:show-details="true"/>
                <table:data-pilot-member table:name="307.34" table:display="true" table:show-details="true"/>
                <table:data-pilot-member table:name="329.79" table:display="true" table:show-details="true"/>
                <table:data-pilot-member table:name="387.13" table:display="true" table:show-details="true"/>
                <table:data-pilot-member table:name="391.59" table:display="true" table:show-details="true"/>
                <table:data-pilot-member table:name="393.87" table:display="true" table:show-details="true"/>
                <table:data-pilot-member table:name="398.94" table:display="true" table:show-details="true"/>
                <table:data-pilot-member table:name="406.32" table:display="true" table:show-details="true"/>
                <table:data-pilot-member table:name="415.41" table:display="true" table:show-details="true"/>
                <table:data-pilot-member table:name="439.07" table:display="true" table:show-details="true"/>
                <table:data-pilot-member table:name="443.12" table:display="true" table:show-details="true"/>
                <table:data-pilot-member table:name="449.35" table:display="true" table:show-details="true"/>
                <table:data-pilot-member table:name="461.55" table:display="true" table:show-details="true"/>
                <table:data-pilot-member table:name="464.47" table:display="true" table:show-details="true"/>
                <table:data-pilot-member table:name="522.62" table:display="true" table:show-details="true"/>
                <table:data-pilot-member table:name="529.84" table:display="true" table:show-details="true"/>
                <table:data-pilot-member table:name="543.76" table:display="true" table:show-details="true"/>
                <table:data-pilot-member table:name="592.40" table:display="true" table:show-details="true"/>
                <table:data-pilot-member table:name="63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Голуб</meta:initial-creator>
    <meta:creation-date>2019-10-13T23:45:30.192149756</meta:creation-date>
    <dc:date>2019-10-14T00:15:28.812103678</dc:date>
    <dc:creator>Дмитрий Голуб</dc:creator>
    <meta:editing-duration>PT18M15S</meta:editing-duration>
    <meta:editing-cycles>3</meta:editing-cycles>
    <meta:generator>LibreOffice/6.2.7.1$Linux_X86_64 LibreOffice_project/20$Build-1</meta:generator>
    <meta:document-statistic meta:table-count="2" meta:cell-count="490" meta:object-count="0"/>
  </office:meta>
</office:document-meta>
</file>